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officeooo:rsid="00007d0b" officeooo:paragraph-rsid="000359ef" style:font-size-asian="13.3500003814697pt" style:font-size-complex="15.25pt"/>
    </style:style>
    <style:style style:name="P2" style:family="paragraph" style:parent-style-name="Text_20_body">
      <style:text-properties fo:font-size="14pt" officeooo:rsid="000359ef" officeooo:paragraph-rsid="000359ef" style:font-size-asian="13.3500003814697pt" style:font-size-complex="15.25pt"/>
    </style:style>
    <style:style style:name="P3" style:family="paragraph" style:parent-style-name="Text_20_body">
      <style:text-properties fo:font-size="14pt" fo:language="nl" fo:country="NL" officeooo:rsid="00007d0b" officeooo:paragraph-rsid="00007d0b" style:font-size-asian="13.3500003814697pt" style:font-size-complex="15.25pt"/>
    </style:style>
    <style:style style:name="P4" style:family="paragraph" style:parent-style-name="Text_20_body">
      <style:text-properties fo:font-size="14pt" fo:language="nl" fo:country="NL" officeooo:rsid="000155f7" officeooo:paragraph-rsid="000155f7" style:font-size-asian="13.3500003814697pt" style:font-size-complex="15.25pt"/>
    </style:style>
    <style:style style:name="P5" style:family="paragraph" style:parent-style-name="Text_20_body">
      <style:text-properties fo:font-size="14pt" fo:language="nl" fo:country="NL" officeooo:rsid="000359ef" officeooo:paragraph-rsid="000359ef" style:font-size-asian="13.3500003814697pt" style:font-size-complex="15.25pt"/>
    </style:style>
    <style:style style:name="P6" style:family="paragraph" style:parent-style-name="Text_20_body">
      <style:text-properties fo:font-size="14pt" fo:language="nl" fo:country="NL" officeooo:rsid="0003f585" officeooo:paragraph-rsid="0003f585" style:font-size-asian="13.3500003814697pt" style:font-size-complex="15.25pt"/>
    </style:style>
    <style:style style:name="P7" style:family="paragraph" style:parent-style-name="Text_20_body">
      <style:text-properties fo:font-size="11pt" officeooo:paragraph-rsid="00047801" style:font-size-asian="10.5pt" style:font-size-complex="12pt"/>
    </style:style>
    <style:style style:name="P8" style:family="paragraph" style:parent-style-name="Text_20_body">
      <style:text-properties fo:font-size="11pt" fo:language="nl" fo:country="NL" officeooo:rsid="00007d0b" officeooo:paragraph-rsid="00007d0b" style:font-size-asian="10.5pt" style:font-size-complex="12pt"/>
    </style:style>
    <style:style style:name="P9" style:family="paragraph" style:parent-style-name="Text_20_body">
      <style:text-properties fo:font-size="11pt" fo:language="nl" fo:country="NL" officeooo:rsid="0003f585" officeooo:paragraph-rsid="0003f585" style:font-size-asian="10.5pt" style:font-size-complex="12pt"/>
    </style:style>
    <style:style style:name="P10" style:family="paragraph" style:parent-style-name="Text_20_body">
      <style:text-properties fo:font-size="11pt" fo:language="nl" fo:country="NL" fo:font-weight="bold" officeooo:rsid="00047801" officeooo:paragraph-rsid="00047801" style:font-size-asian="10.5pt" style:font-weight-asian="bold" style:font-size-complex="12pt" style:font-weight-complex="bold"/>
    </style:style>
    <style:style style:name="P11" style:family="paragraph" style:parent-style-name="Text_20_body">
      <style:text-properties officeooo:paragraph-rsid="0003f585"/>
    </style:style>
    <style:style style:name="P12" style:family="paragraph" style:parent-style-name="Text_20_body">
      <style:paragraph-properties fo:break-before="page"/>
      <style:text-properties fo:font-size="11pt" fo:language="nl" fo:country="NL" officeooo:rsid="0003f585" officeooo:paragraph-rsid="0003f585" style:font-size-asian="10.5pt" style:font-size-complex="12pt"/>
    </style:style>
    <style:style style:name="P13" style:family="paragraph" style:parent-style-name="Heading_20_2">
      <style:text-properties style:font-name="Arial" fo:font-size="22pt" fo:language="nl" fo:country="NL" officeooo:rsid="00007d0b" officeooo:paragraph-rsid="00007d0b" style:font-size-asian="21pt" style:font-size-complex="24pt"/>
    </style:style>
    <style:style style:name="P14" style:family="paragraph" style:parent-style-name="Heading_20_2">
      <style:text-properties fo:font-size="22pt" officeooo:rsid="00047801" officeooo:paragraph-rsid="00047801" style:font-size-asian="21pt" style:font-size-complex="24pt"/>
    </style:style>
    <style:style style:name="P15" style:family="paragraph" style:parent-style-name="Heading_20_2">
      <style:paragraph-properties fo:break-before="page"/>
      <style:text-properties style:font-name="Arial" fo:font-size="22pt" style:font-size-asian="22pt" style:font-size-complex="22pt"/>
    </style:style>
    <style:style style:name="P16" style:family="paragraph" style:parent-style-name="Heading_20_1" style:master-page-name="Portrait">
      <style:paragraph-properties style:page-number="auto"/>
      <style:text-properties style:font-name="Arial" fo:font-size="32pt" fo:language="nl" fo:country="NL" officeooo:rsid="00007d0b" officeooo:paragraph-rsid="00007d0b" style:font-size-asian="30.5pt" style:font-size-complex="34.9000015258789pt"/>
    </style:style>
    <style:style style:name="T1" style:family="text">
      <style:text-properties style:font-name="Arial"/>
    </style:style>
    <style:style style:name="T2" style:family="text">
      <style:text-properties style:font-name="Arial" fo:font-size="32pt" officeooo:rsid="0003f585" style:font-size-asian="30.5pt" style:font-size-complex="34.9000015258789pt"/>
    </style:style>
    <style:style style:name="T3" style:family="text">
      <style:text-properties style:font-name="Arial" fo:font-size="11pt" style:font-size-asian="10.5pt" style:font-size-complex="12pt"/>
    </style:style>
    <style:style style:name="T4" style:family="text">
      <style:text-properties style:font-name="Arial" fo:font-size="11pt" officeooo:rsid="00027724" style:font-size-asian="10.5pt" style:font-size-complex="12pt"/>
    </style:style>
    <style:style style:name="T5" style:family="text">
      <style:text-properties style:font-name="Arial" fo:font-size="11pt" officeooo:rsid="000359ef" style:font-size-asian="10.5pt" style:font-size-complex="12pt"/>
    </style:style>
    <style:style style:name="T6" style:family="text">
      <style:text-properties style:font-name="Arial" fo:font-size="11pt" fo:language="nl" fo:country="NL" officeooo:rsid="000359ef" style:font-size-asian="10.5pt" style:font-size-complex="12pt"/>
    </style:style>
    <style:style style:name="T7" style:family="text">
      <style:text-properties style:font-name="Arial" officeooo:rsid="0003f585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name="Arial" officeooo:rsid="00047801"/>
    </style:style>
    <style:style style:name="T10" style:family="text">
      <style:text-properties style:font-name="Arial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oftware beschrijving</text:h>
      <text:h text:style-name="P13" text:outline-level="2">Globale structuur</text:h>
      <text:p text:style-name="P9"><text:span text:style-name="T1">Het programma zal een duidelijke structuur hebben v.w.b. de verschillende functies die bij een tabblad horen.</text:span></text:p>
      <text:p text:style-name="P9"><text:span text:style-name="T1"><text:line-break/>De volgende tabbladen met de daarbij behorende beschrijving:</text:span></text:p>
      <text:p text:style-name="P6"><text:span text:style-name="T1">Tabblad<text:tab/><text:tab/><text:tab/><text:tab/><text:tab/><text:tab/>Omschrijving</text:span></text:p>
      <text:p text:style-name="P9"><text:span text:style-name="T8">Main</text:span><text:span text:style-name="T1"><text:tab/><text:tab/><text:tab/><text:tab/><text:tab/><text:tab/><text:tab/>Hierin zal de setup() functie </text:span><text:span text:style-name="T9">en indien nodig de <text:tab/><text:tab/><text:tab/><text:tab/><text:tab/><text:tab/><text:tab/><text:tab/>draw() functie </text:span><text:span text:style-name="T1">zich bevinden. Hie</text:span><text:span text:style-name="T9">r staat de code die <text:tab/><text:tab/><text:tab/><text:tab/><text:tab/><text:tab/><text:tab/>het programma uitvoert.</text:span></text:p>
      <text:p text:style-name="P9"><text:span text:style-name="T9"/></text:p>
      <text:p text:style-name="P10"><text:span text:style-name="T1">Methodes</text:span><text:span text:style-name="T10"><text:tab/><text:tab/><text:tab/><text:tab/><text:tab/><text:tab/>Hierin staan alle methodes. Eventueel kunnen <text:tab/><text:tab/><text:tab/><text:tab/><text:tab/><text:tab/><text:tab/><text:tab/>bijzonder afwijkende methodes in een apart <text:tab/><text:tab/><text:tab/><text:tab/><text:tab/><text:tab/><text:tab/><text:tab/>tabblad worden gezet.</text:span></text:p>
      <text:p text:style-name="P10"><text:span text:style-name="T10"/></text:p>
      <text:p text:style-name="P10"><text:span text:style-name="T1">Arrays<text:tab/><text:tab/><text:tab/><text:tab/><text:tab/><text:tab/><text:tab/></text:span><text:span text:style-name="T10">Hierin staan alle aanwezige arrays.</text:span></text:p>
      <text:p text:style-name="P10"><text:span text:style-name="T10"/></text:p>
      <text:p text:style-name="P10"><text:span text:style-name="T10"/></text:p>
      <text:h text:style-name="P14" text:outline-level="2">Program Flow</text:h>
      <text:p text:style-name="P7"/>
      <text:p text:style-name="P9"><text:span text:style-name="T1"/></text:p>
      <text:p text:style-name="P12"><text:span text:style-name="T1"/></text:p>
      <text:p text:style-name="P9"><text:span text:style-name="T1"/></text:p>
      <text:p text:style-name="P12"><text:span text:style-name="T1"/></text:p>
      <text:h text:style-name="P15" text:outline-level="2">Methodes en Variabelen</text:h>
      <text:p text:style-name="P11"><text:span text:style-name="T2"/></text:p>
      <text:p text:style-name="P3"><text:span text:style-name="T1">Methode</text:span><text:span text:style-name="T7">s</text:span><text:span text:style-name="T1"><text:tab/><text:tab/><text:tab/><text:tab/><text:tab/><text:tab/><text:tab/><text:tab/><text:tab/><text:tab/>Beschrijving<text:tab/><text:tab/><text:tab/><text:tab/><text:tab/><text:tab/><text:tab/><text:tab/><text:tab/><text:tab/>Tabblad</text:span></text:p>
      <text:p text:style-name="P8"><text:span text:style-name="T1">String[ ][ ] eigenschappen = {<text:tab/><text:tab/><text:tab/><text:tab/><text:tab/><text:tab/><text:tab/><text:tab/>Bevat de eigenschappen van de kaarten in het spel in een tweedimensionale<text:tab/><text:tab/></text:span></text:p>
      <text:p text:style-name="P3"><text:span text:style-name="T1"><text:tab/><text:tab/><text:tab/><text:tab/></text:span><text:span text:style-name="T3">{“rood”, “geel”, “blauw”},<text:tab/><text:tab/><text:tab/><text:tab/>array van strings.</text:span></text:p>
      <text:p text:style-name="P3"><text:span text:style-name="T3"><text:tab/><text:tab/><text:tab/><text:tab/>{“driehoek”, “vierkant”, “ellipse”},</text:span></text:p>
      <text:p text:style-name="P3"><text:span text:style-name="T3"><text:tab/><text:tab/><text:tab/><text:tab/>{“1”, “2”, “3”}</text:span></text:p>
      <text:p text:style-name="P3"><text:span text:style-name="T3"><text:tab/><text:tab/><text:tab/><text:tab/>};</text:span></text:p>
      <text:p text:style-name="P3"><text:span text:style-name="T3"/></text:p>
      <text:p text:style-name="P4"><text:span text:style-name="T3">String[ ] kaartGenerator(String[ ][ ] eigenschappen) {<text:tab/><text:tab/><text:tab/><text:tab/>Itereert door de array met de eigenschappen en zet 3 eigenschappen als 1 string </text:span></text:p>
      <text:p text:style-name="P4"><text:span text:style-name="T3"><text:tab/><text:tab/><text:tab/><text:tab/><text:tab/><text:tab/><text:tab/><text:tab/><text:tab/><text:tab/><text:tab/></text:span><text:span text:style-name="T5">op elke positie in de array </text:span><text:span text:style-name="T3">in </text:span><text:span text:style-name="T5">de</text:span><text:span text:style-name="T3"> variabele die de methode kaartGenerator teruggeeft.</text:span></text:p>
      <text:p text:style-name="P4"><text:span text:style-name="T3"><text:tab/>String[ ] kaarten = new String[ AANTAL] <text:tab/></text:span></text:p>
      <text:p text:style-name="P4"><text:span text:style-name="T3"><text:tab/>return kaarten;</text:span></text:p>
      <text:p text:style-name="P4"><text:span text:style-name="T3">}</text:span></text:p>
      <text:p text:style-name="P1"><text:span text:style-name="T6">void tekenKaart(String kaart, int bordpositie) {<text:tab/><text:tab/><text:tab/><text:tab/><text:tab/>Tekens een kaart op het scherm op basis van de eigenschappen en </text:span></text:p>
      <text:p text:style-name="P5"><text:span text:style-name="T4">}<text:tab/><text:tab/><text:tab/><text:tab/><text:tab/><text:tab/><text:tab/><text:tab/><text:tab/><text:tab/><text:tab/>een positie.</text:span></text:p>
      <text:p text:style-name="P2"><text:span text:style-name="T6"/></text:p>
      <text:p text:style-name="P1"><text:span text:style-name="T6"/></text:p>
      <text:p text:style-name="P1"><text:span text:style-name="T4"><text:tab/><text:tab/><text:tab/><text:tab/><text:tab/><text:tab/></text:span><text:span text:style-name="T3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6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6.699cm" fo:page-height="21.59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>
      <style:page-layout-properties fo:page-width="21.59cm" fo:page-height="36.699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header>
        <text:p text:style-name="Header"/>
      </style:header>
    </style:master-page>
    <style:master-page style:name="Portrait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2-25T21:46:16.765000000</dc:date>
    <meta:editing-duration>PT12M59S</meta:editing-duration>
    <meta:editing-cycles>1</meta:editing-cycles>
    <meta:document-statistic meta:table-count="0" meta:image-count="0" meta:object-count="0" meta:page-count="4" meta:paragraph-count="24" meta:word-count="179" meta:character-count="1326" meta:non-whitespace-character-count="1026"/>
  </office:meta>
</office:document-meta>
</file>